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margin-top="0.423cm" fo:margin-bottom="0.423cm" fo:text-align="center" style:justify-single-word="false" style:page-number="auto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братная связь специалисту по <text:span text:style-name="T1">качеству ПО</text:span> <text:span text:style-name="T1">Малышкин Александр</text:span>.</text:p>
      <text:p text:style-name="P1">Александр— специалист по качеству ПО, способный найти дефект даже в приложении, состоящем всего лишь из одной строчки кода - <text:span text:style-name="T2">“Hello world”</text:span>. <text:span text:style-name="T1">Особенно эффективно Александр проводит исследовательское тестирование, строя сложные по тестовые сценарии, с помощью которых открываются самые неожиданные дефекты. Также Саша способен воспроизводить очень сложные дефекты, для воспроизведения которых требуется длинная последовательность шагов и специфичные начальные условия. Александр работает на 2-х проектах: ТСС и </text:span><text:span text:style-name="T2">DMD </text:span><text:span text:style-name="T1">и на обоих проектах его работа оценивается очень высоко заказчиками этих проектов. В тестировании Саша тяготеет к аналитической стороне процесса, он не просто находит дефекты, но также и анализирует их. У Александра есть опыт программирования и хороший технический </text:span><text:span text:style-name="T2">background, </text:span><text:span text:style-name="T1">поэтому он быстро и глубоко освоил инструмент нагрузочного тестирования </text:span><text:span text:style-name="T2">Apache-J-meter </text:span><text:span text:style-name="T1">и программирование на языке </text:span><text:span text:style-name="T2">Groovy. </text:span><text:span text:style-name="T1">Александр вносит множество предложений по улучшению тестируемых приложений, по улучшению процесса тестирования. Почти все его предложения принимаются заказчиками и внедряются в процесс.</text:span></text:p>
      <text:p text:style-name="P1"><text:span text:style-name="T1">Рекомендации. При проведении раундов регрессионного тестирования, когда тестирование выполняется по готовому скрипту, не отвлекаться на исследования функционал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4:26:40.93</meta:creation-date>
    <dc:date>2013-06-30T23:59:10.87</dc:date>
    <meta:editing-duration>PT13M24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3" meta:word-count="166" meta:character-count="1319"/>
  </office:meta>
</office:document-meta>
</file>